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116.5pt"/>
    </style:style>
    <style:style style:name="co8" style:family="table-column">
      <style:table-column-properties fo:break-before="auto" style:column-width="57.4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298.91pt"/>
    </style:style>
    <style:style style:name="co11" style:family="table-column">
      <style:table-column-properties fo:break-before="auto" style:column-width="149.84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49.8pt"/>
    </style:style>
    <style:style style:name="co14" style:family="table-column">
      <style:table-column-properties fo:break-before="auto" style:column-width="87.9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40.4pt"/>
    </style:style>
    <style:style style:name="co17" style:family="table-column">
      <style:table-column-properties fo:break-before="auto" style:column-width="279.16pt"/>
    </style:style>
    <style:style style:name="co18" style:family="table-column">
      <style:table-column-properties fo:break-before="auto" style:column-width="106.7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3.99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54.2pt"/>
    </style:style>
    <style:style style:name="co27" style:family="table-column">
      <style:table-column-properties fo:break-before="auto" style:column-width="46.4pt"/>
    </style:style>
    <style:style style:name="co28" style:family="table-column">
      <style:table-column-properties fo:break-before="auto" style:column-width="47.14pt"/>
    </style:style>
    <style:style style:name="co29" style:family="table-column">
      <style:table-column-properties fo:break-before="auto" style:column-width="25.2pt"/>
    </style:style>
    <style:style style:name="co30" style:family="table-column">
      <style:table-column-properties fo:break-before="auto" style:column-width="52.64pt"/>
    </style:style>
    <style:style style:name="co31" style:family="table-column">
      <style:table-column-properties fo:break-before="auto" style:column-width="94.2pt"/>
    </style:style>
    <style:style style:name="co32" style:family="table-column">
      <style:table-column-properties fo:break-before="auto" style:column-width="32.26pt"/>
    </style:style>
    <style:style style:name="co33" style:family="table-column">
      <style:table-column-properties fo:break-before="auto" style:column-width="41.64pt"/>
    </style:style>
    <style:style style:name="co35" style:family="table-column">
      <style:table-column-properties fo:break-before="auto" style:column-width="56.3pt"/>
    </style:style>
    <style:style style:name="co36" style:family="table-column">
      <style:table-column-properties fo:break-before="auto" style:column-width="70.55pt"/>
    </style:style>
    <style:style style:name="co37" style:family="table-column">
      <style:table-column-properties fo:break-before="auto" style:column-width="507.49pt"/>
    </style:style>
    <style:style style:name="ro2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808080"/>
      <style:text-properties style:text-position="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2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28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2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36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5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57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58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59" style:family="table-cell" style:parent-style-name="Default" style:data-style-name="N148">
      <style:text-properties style:text-position=""/>
    </style:style>
    <style:style style:name="ce6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62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63" style:family="table-cell" style:parent-style-name="Default">
      <style:table-cell-properties fo:background-color="#00ff66" fo:padding="2.01pt"/>
    </style:style>
    <style:style style:name="ce64" style:family="table-cell" style:parent-style-name="Default">
      <style:table-cell-properties fo:background-color="#ffff00" fo:padding="2.01pt"/>
    </style:style>
    <style:style style:name="ce65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66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fo:background-color="#000099"/>
    </style:style>
    <style:style style:name="ce69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70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71" style:family="table-cell" style:parent-style-name="Default">
      <style:table-cell-properties style:diagonal-bl-tr="none" style:diagonal-tl-br="none" fo:border="none" fo:padding="2.01pt" style:rotation-align="none"/>
    </style:style>
    <style:style style:name="ce7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padding="2.01pt"/>
    </style:style>
    <style:style style:name="ce7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76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808080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88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89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9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95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96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9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1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16" style:family="table-cell" style:parent-style-name="Default">
      <style:text-properties style:font-name="DejaVu Sans Light" fo:font-size="10pt" style:font-size-asian="10pt" style:font-size-complex="10pt"/>
    </style:style>
    <style:style style:name="ce117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18" style:family="table-cell" style:parent-style-name="Default" style:data-style-name="N148"/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4">
        <office:forms form:automatic-focus="false" form:apply-design-mode="false"/>
        <table:table-column table:style-name="co35" table:default-cell-style-name="ce73"/>
        <table:table-column table:style-name="co36" table:default-cell-style-name="ce73"/>
        <table:table-column table:style-name="co37" table:default-cell-style-name="ce73"/>
        <table:table-column table:style-name="co4" table:number-columns-repeated="1021" table:default-cell-style-name="Default"/>
        <table:table-row table:style-name="ro8">
          <table:table-cell table:style-name="ce60" office:value-type="string" calcext:value-type="string">
            <text:p>Time Sheet</text:p>
          </table:table-cell>
          <table:table-cell table:number-columns-repeated="1023"/>
        </table:table-row>
        <table:table-row table:style-name="ro8">
          <table:table-cell table:style-name="ce61"/>
          <table:table-cell table:style-name="ce74" office:value-type="string" calcext:value-type="string">
            <text:p>Hours (Estimated)</text:p>
          </table:table-cell>
          <table:table-cell table:style-name="ce61" table:number-columns-repeated="6"/>
          <table:table-cell table:number-columns-repeated="1016"/>
        </table:table-row>
        <table:table-row table:style-name="ro2">
          <table:table-cell table:style-name="ce62" office:value-type="string" calcext:value-type="string">
            <text:p>Break</text:p>
          </table:table-cell>
          <table:table-cell table:style-name="ce74" office:value-type="float" office:value="3" calcext:value-type="float">
            <text:p>3</text:p>
          </table:table-cell>
          <table:table-cell table:style-name="ce61" office:value-type="string" calcext:value-type="string">
            <text:p>Researched and bought CPLD, 68k, CPLD socket from eBay</text:p>
          </table:table-cell>
          <table:table-cell table:style-name="ce61" table:number-columns-repeated="5"/>
          <table:table-cell table:number-columns-repeated="1016"/>
        </table:table-row>
        <table:table-row table:style-name="ro2">
          <table:table-cell table:style-name="ce63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63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63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64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64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71" table:formula="of:=SUM([.B8:.B11])" office:value-type="float" office:value="13" calcext:value-type="float">
            <text:p>13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64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Finish drawing symbol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 office:value-type="string" calcext:value-type="string">
            <text:p>Week 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Begin Schematic – RS232, Reset Debounce, Regulator</text:p>
          </table:table-cell>
          <table:table-cell table:style-name="ce71" table:formula="of:=SUM([.B12:.B17])" office:value-type="float" office:value="18" calcext:value-type="float">
            <text:p>18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9" calcext:value-type="float">
            <text:p>9</text:p>
          </table:table-cell>
          <table:table-cell table:style-name="ce71" office:value-type="string" calcext:value-type="string">
            <text:p>Work on Schematic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Lab – Talk to josh about block diag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Explore DUART functionality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Edit schematic (add 80% of testpoints, remove unneeded connections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Consult Josh during lab regarding schematic, soldering, DUART, work on block diag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Work on Schematic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Start researching and laying out PCB</text:p>
          </table:table-cell>
          <table:table-cell table:style-name="ce71" table:formula="of:=SUM([.B18:.B23])" office:value-type="float" office:value="20" calcext:value-type="float">
            <text:p>20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6" calcext:value-type="float">
            <text:p>6</text:p>
          </table:table-cell>
          <table:table-cell table:style-name="ce71" office:value-type="string" calcext:value-type="string">
            <text:p>PCB Layout (assemble busses, connect most chips)</text:p>
          </table:table-cell>
          <table:table-cell table:style-name="ce71" table:formula="of:=SUM([.B24:.B29])" office:value-type="float" office:value="9.5" calcext:value-type="float">
            <text:p>9.5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PCB Layout (route CPLD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PCB Layout (sync CPLD with schematic, add capacitors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Add labels, more LED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 office:value-type="string" calcext:value-type="string">
            <text:p>Week 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Edit schematic and PCB; change WE, CE, OE buss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2.5" calcext:value-type="float">
            <text:p>2.5</text:p>
          </table:table-cell>
          <table:table-cell table:style-name="ce70" office:value-type="string" calcext:value-type="string">
            <text:p>Make schematic look good, make CPLD netlist, final schematic export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Lab with Josh, fit components to printout, fix power jack mistake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Add speaker to unused CPLD pin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Verify parts against datasheet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Order board!!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Begin VHDL code (netlist, constraints file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Work on VHDL (read/write logic)</text:p>
          </table:table-cell>
          <table:table-cell table:style-name="ce71" table:formula="of:=SUM([.B30:.B34])" office:value-type="float" office:value="12" calcext:value-type="float">
            <text:p>12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7" calcext:value-type="float">
            <text:p>7</text:p>
          </table:table-cell>
          <table:table-cell table:style-name="ce70" office:value-type="string" calcext:value-type="string">
            <text:p>Finish most of VHDL (implemented all chip logic, dtack, interrupts, gpio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9" office:value-type="string" calcext:value-type="string">
            <text:p>Week 5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Redo schematic 11x17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9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Go to lab, write progress report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Setup pulseview/sigrok for saleae logic analyser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Test logic analyser using 555 timer (success!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Solder all but 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Test VHDL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Get ROM Working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 office:value-type="string" calcext:value-type="string">
            <text:p>Week 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Debug sporadic issues caused by lack of BGACK 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Got RAM working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Working periodic interrupt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Duart loopback test is working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Working duart communication (polling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 office:value-type="string" calcext:value-type="string">
            <text:p>Week 7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8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9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10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Started Monitor program and attemped serial communication.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76" table:number-columns-repeated="5"/>
          <table:table-cell table:style-name="ce77" table:number-columns-repeated="4"/>
          <table:table-cell table:number-columns-repeated="1012"/>
        </table:table-row>
        <table:table-row table:style-name="ro2">
          <table:table-cell table:style-name="ce70" table:number-columns-repeated="2"/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76" table:number-columns-repeated="5"/>
          <table:table-cell table:style-name="ce77" table:number-columns-repeated="4"/>
          <table:table-cell table:number-columns-repeated="1012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FINALLY FIXED THE DUART PROBLEM!!! I now have full serial communication with the computer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input and output routin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11</text:p>
          </table:table-cell>
          <table:table-cell table:style-name="ce70"/>
          <table:table-cell table:style-name="ce70" office:value-type="string" calcext:value-type="string">
            <text:p>Programmed the view memory (debugged software code that didn't work in hardware) // Programmed modify RAM code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the View and modify registers (Option 2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Load Program code for S-Records.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the Run Program command</text:p>
          </table:table-cell>
          <table:table-cell table:style-name="ce71" table:number-columns-repeated="5"/>
          <table:table-cell table:number-columns-repeated="1016"/>
        </table:table-row>
        <table:table-row table:style-name="ro8">
          <table:table-cell table:style-name="ce72" office:value-type="string" calcext:value-type="string">
            <text:p>Total</text:p>
          </table:table-cell>
          <table:table-cell table:style-name="ce75" table:formula="of:=SUM([.B3:.B59])" office:value-type="float" office:value="114" calcext:value-type="float">
            <text:p>114</text:p>
          </table:table-cell>
          <table:table-cell table:style-name="ce75" office:value-type="string" calcext:value-type="string">
            <text:p>hours</text:p>
          </table:table-cell>
          <table:table-cell table:style-name="ce75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71"/>
          <table:table-cell table:number-columns-repeated="1021"/>
        </table:table-row>
        <table:table-row table:style-name="ro8" table:number-rows-repeated="10485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mory+Interrupts" table:style-name="ta2">
        <office:forms form:automatic-focus="false" form:apply-design-mode="false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20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21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2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1" office:value-type="string" calcext:value-type="string">
            <text:p>Speaker_En</text:p>
          </table:table-cell>
          <table:table-cell table:style-name="ce23" office:value-type="string" calcext:value-type="string">
            <text:p>Reset DUART</text:p>
          </table:table-cell>
          <table:table-cell table:style-name="ce21" office:value-type="string" calcext:value-type="string">
            <text:p>GPI_FlowCtrl</text:p>
          </table:table-cell>
          <table:table-cell table:style-name="ce23" office:value-type="string" calcext:value-type="string">
            <text:p>GPO_Address</text:p>
          </table:table-cell>
          <table:table-cell table:style-name="ce21" office:value-type="string" calcext:value-type="string">
            <text:p>GPO0_CLK</text:p>
          </table:table-cell>
          <table:table-cell table:style-name="ce23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2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rts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8" table:default-cell-style-name="ce39"/>
        <table:table-column table:style-name="co9" table:number-columns-repeated="2" table:default-cell-style-name="ce44"/>
        <table:table-column table:style-name="co10" table:default-cell-style-name="ce44"/>
        <table:table-column table:style-name="co11" table:default-cell-style-name="ce24"/>
        <table:table-column table:style-name="co12" table:default-cell-style-name="ce39"/>
        <table:table-column table:style-name="co13" table:default-cell-style-name="ce24"/>
        <table:table-column table:style-name="co4" table:number-columns-repeated="1015" table:default-cell-style-name="ce57"/>
        <table:table-row table:style-name="ro4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Master Parts List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6" office:value-type="string" calcext:value-type="string">
            <text:p>Item</text:p>
          </table:table-cell>
          <table:table-cell table:style-name="ce34" office:value-type="string" calcext:value-type="string">
            <text:p>Symbols</text:p>
          </table:table-cell>
          <table:table-cell table:style-name="ce40" office:value-type="string" calcext:value-type="string">
            <text:p>Quantity</text:p>
          </table:table-cell>
          <table:table-cell table:style-name="ce45" office:value-type="string" office:string-value="Price(each)" calcext:value-type="string">
            <text:p>Price(each) </text:p>
          </table:table-cell>
          <table:table-cell table:style-name="ce45" office:value-type="string" office:string-value="Price(sum)" calcext:value-type="string">
            <text:p>Price(sum) </text:p>
          </table:table-cell>
          <table:table-cell table:style-name="ce45" office:value-type="string" office:string-value="Description" calcext:value-type="string">
            <text:p>Description </text:p>
          </table:table-cell>
          <table:table-cell table:style-name="ce26" office:value-type="string" calcext:value-type="string">
            <text:p>Manufacturers Part Number</text:p>
          </table:table-cell>
          <table:table-cell table:style-name="ce40"/>
          <table:table-cell table:style-name="ce26" office:value-type="string" calcext:value-type="string">
            <text:p>Website of Part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Processor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49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28" office:value-type="string" calcext:value-type="string">
            <text:p>Sold Processo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49" office:value-type="string" calcext:value-type="string">
            <text:p>CPU purchased by Brian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27" office:value-type="string" calcext:value-type="string">
            <text:p>Processor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24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U Oscil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24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Oscillator Sockets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24" office:value-type="string" calcext:value-type="string">
            <text:p>8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24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 Socket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24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Jtag</text:p>
          </table:table-cell>
          <table:table-cell table:style-name="ce35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24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24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24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CLK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50" office:value-type="string" calcext:value-type="string">
            <text:p>OSC 3.6864 MHZ 5.0V FULL SIZE</text:p>
          </table:table-cell>
          <table:table-cell table:style-name="ce50" office:value-type="string" calcext:value-type="string">
            <text:p>XC1158-ND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S232 Driver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24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style-name="ce58" office:value-type="string" calcext:value-type="string">
            <text:p>Needs some 1uF caps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RS232 Driver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24" office:value-type="string" calcext:value-type="string">
            <text:p>16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-Sub connec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24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am 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24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24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 ZIF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24" office:value-type="string" calcext:value-type="string">
            <text:p>40Pin ZIF ZIP DIP</text:p>
          </table:table-cell>
          <table:table-cell table:style-name="ce51"/>
          <table:table-cell table:style-name="ce44"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5v Regu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50" office:value-type="string" calcext:value-type="string">
            <text:p>IC REG LDO 5V 3A TO220-3</text:p>
          </table:table-cell>
          <table:table-cell table:style-name="ce50" office:value-type="string" calcext:value-type="string">
            <text:p>LT323AT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N/OFF switch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24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Reset Button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24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5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LEDs</text:p>
          </table:table-cell>
          <table:table-cell table:style-name="ce27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51" office:value-type="string" office:string-value="SMD 3.2X1.6MM LOW CRNT Blue" calcext:value-type="string">
            <text:p>SMD 3.2X1.6MM LOW CRNT Blue </text:p>
          </table:table-cell>
          <table:table-cell table:style-name="ce50" office:value-type="string" calcext:value-type="string">
            <text:p>APT3216LVBC/D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1.0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51" office:value-type="string" office:string-value="SMD 0805 1Kohms 5% AEC-Q200" calcext:value-type="string">
            <text:p>SMD 0805 1Kohms 5% AEC-Q200 </text:p>
          </table:table-cell>
          <table:table-cell table:style-name="ce50" office:value-type="string" calcext:value-type="string">
            <text:p>ERJ-6GEYJ102V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4.7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51" office:value-type="string" office:string-value="SMD 0805 4.7Kohms 5% AEC-Q200" calcext:value-type="string">
            <text:p>SMD 0805 4.7Kohms 5% AEC-Q200 </text:p>
          </table:table-cell>
          <table:table-cell table:style-name="ce51" office:value-type="string" office:string-value="ERJ-6GEYJ472V" calcext:value-type="string">
            <text:p>ERJ-6GEYJ472V 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1 uF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52" office:value-type="string" calcext:value-type="string">
            <text:p>MLCC - SMD/SMT 0805 1uF 16volts X5R 10%</text:p>
          </table:table-cell>
          <table:table-cell table:style-name="ce50" office:value-type="string" calcext:value-type="string">
            <text:p>GRM21BR61C105KA01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22 uF 6.3V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52" office:value-type="string" calcext:value-type="string">
            <text:p>MLCC - SMD/SMT 0805 22uF 6.3volts X5R 20%</text:p>
          </table:table-cell>
          <table:table-cell table:style-name="ce50" office:value-type="string" calcext:value-type="string">
            <text:p>GRM21BR60J226ME39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47 uF 25V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53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Barrel Plug (Male)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53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9V AC Adapto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53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Logic Analyse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53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0" office:value-type="string" calcext:value-type="string">
            <text:p>PCB Board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1" office:value-type="string" calcext:value-type="string">
            <text:p>PCB Shipping and H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22" calcext:value-type="float">
            <text:p><text:s/>$22.00 </text:p>
          </table:table-cell>
          <table:table-cell table:formula="of:=[.C38]*[.D38]" office:value-type="float" office:value="22" calcext:value-type="float">
            <text:p><text:s/>$22.00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Digikey Shipping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Mouser Shipping+Tax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68000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" calcext:value-type="float">
            <text:p><text:s/>$2.00 </text:p>
          </table:table-cell>
          <table:table-cell table:style-name="ce46" table:formula="of:=[.C41]*[.D41]" office:value-type="float" office:value="2" calcext:value-type="float">
            <text:p><text:s/>$2.0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DUAR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" calcext:value-type="float">
            <text:p><text:s/>$2.50 </text:p>
          </table:table-cell>
          <table:table-cell table:style-name="ce46" table:formula="of:=[.C42]*[.D42]" office:value-type="float" office:value="2.5" calcext:value-type="float">
            <text:p><text:s/>$2.5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CPLD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4.1" calcext:value-type="float">
            <text:p><text:s/>$4.10 </text:p>
          </table:table-cell>
          <table:table-cell table:style-name="ce46" table:formula="of:=[.C43]*[.D43]" office:value-type="float" office:value="4.1" calcext:value-type="float">
            <text:p><text:s/>$4.1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84pin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.85" calcext:value-type="float">
            <text:p><text:s/>$1.85 </text:p>
          </table:table-cell>
          <table:table-cell table:style-name="ce46" table:formula="of:=[.C44]*[.D44]" office:value-type="float" office:value="1.85" calcext:value-type="float">
            <text:p><text:s/>$1.85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ZIF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4" calcext:value-type="float">
            <text:p><text:s/>$2.54 </text:p>
          </table:table-cell>
          <table:table-cell table:style-name="ce46" table:formula="of:=[.C45]*[.D45]" office:value-type="float" office:value="2.54" calcext:value-type="float">
            <text:p><text:s/>$2.54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3" table:number-columns-repeated="2"/>
          <table:table-cell table:style-name="ce43"/>
          <table:table-cell table:style-name="ce47" office:value-type="string" office:string-value="Total Cost w/ Shipping" calcext:value-type="string">
            <text:p>Total Cost w/ Shipping </text:p>
          </table:table-cell>
          <table:table-cell table:style-name="ce48" table:formula="of:=SUM([.E8:.E45])" office:value-type="float" office:value="181.024" calcext:value-type="float">
            <text:p><text:s/>$181.02 </text:p>
          </table:table-cell>
          <table:table-cell table:style-name="ce48"/>
          <table:table-cell table:number-columns-repeated="1018"/>
        </table:table-row>
        <table:table-row table:style-name="ro4">
          <table:table-cell table:number-columns-repeated="5"/>
          <table:table-cell table:style-name="ce48" office:value-type="string" office:string-value="Shipping Costs" calcext:value-type="string">
            <text:p>Shipping Costs </text:p>
          </table:table-cell>
          <table:table-cell table:style-name="ce48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9">
          <table:table-cell table:style-name="ce30" table:number-columns-repeated="2"/>
          <table:table-cell table:number-columns-repeated="1022"/>
        </table:table-row>
        <table:table-row table:style-name="ro4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gikey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2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lock Calculations" table:style-name="ta2">
        <office:forms form:automatic-focus="false" form:apply-design-mode="false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ce59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0" table:default-cell-style-name="Default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3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>
            <text:p/>
          </table:table-cell>
          <table:table-cell table:formula="of:=ABS([.$H$18]/([.C2]+1)-[.B2])">
            <text:p/>
          </table:table-cell>
          <table:table-cell table:formula="of:=CEILING(LOG([.C2]+1;2))">
            <text:p/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>
            <text:p/>
          </table:table-cell>
          <table:table-cell table:formula="of:=CEILING(LOG([.I2]+1;2))">
            <text:p/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>
            <text:p/>
          </table:table-cell>
          <table:table-cell table:formula="of:=CEILING(LOG([.R2]+1;2))">
            <text:p/>
          </table:table-cell>
        </table:table-row>
        <table:table-row table:style-name="ro3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>
            <text:p/>
          </table:table-cell>
          <table:table-cell table:formula="of:=ABS([.$H$18]/([.C3]+1)-[.B3])">
            <text:p/>
          </table:table-cell>
          <table:table-cell table:formula="of:=CEILING(LOG([.C3]+1;2))">
            <text:p/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>
            <text:p/>
          </table:table-cell>
          <table:table-cell table:formula="of:=CEILING(LOG([.I3]+1;2))">
            <text:p/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>
            <text:p/>
          </table:table-cell>
          <table:table-cell table:formula="of:=ABS([.$H$18]/([.C4]+1)-[.B4])">
            <text:p/>
          </table:table-cell>
          <table:table-cell table:formula="of:=CEILING(LOG([.C4]+1;2))">
            <text:p/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>
            <text:p/>
          </table:table-cell>
          <table:table-cell table:formula="of:=CEILING(LOG([.I4]+1;2))">
            <text:p/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>
            <text:p/>
          </table:table-cell>
          <table:table-cell table:formula="of:=CEILING(LOG([.R4]+1;2))">
            <text:p/>
          </table:table-cell>
        </table:table-row>
        <table:table-row table:style-name="ro3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>
            <text:p/>
          </table:table-cell>
          <table:table-cell table:formula="of:=ABS([.$H$18]/([.C5]+1)-[.B5])">
            <text:p/>
          </table:table-cell>
          <table:table-cell table:formula="of:=CEILING(LOG([.C5]+1;2))">
            <text:p/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>
            <text:p/>
          </table:table-cell>
          <table:table-cell table:formula="of:=CEILING(LOG([.I5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>
            <text:p/>
          </table:table-cell>
          <table:table-cell table:formula="of:=ABS([.$H$18]/([.C6]+1)-[.B6])">
            <text:p/>
          </table:table-cell>
          <table:table-cell table:formula="of:=CEILING(LOG([.C6]+1;2))">
            <text:p/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>
            <text:p/>
          </table:table-cell>
          <table:table-cell table:formula="of:=CEILING(LOG([.I6]+1;2))">
            <text:p/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>
            <text:p/>
          </table:table-cell>
          <table:table-cell table:formula="of:=CEILING(LOG([.R6]+1;2))">
            <text:p/>
          </table:table-cell>
        </table:table-row>
        <table:table-row table:style-name="ro3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>
            <text:p/>
          </table:table-cell>
          <table:table-cell table:formula="of:=ABS([.$H$18]/([.C7]+1)-[.B7])">
            <text:p/>
          </table:table-cell>
          <table:table-cell table:formula="of:=CEILING(LOG([.C7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>
            <text:p/>
          </table:table-cell>
          <table:table-cell table:formula="of:=CEILING(LOG([.I7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>
            <text:p/>
          </table:table-cell>
          <table:table-cell table:formula="of:=ABS([.$H$18]/([.C8]+1)-[.B8])">
            <text:p/>
          </table:table-cell>
          <table:table-cell table:formula="of:=CEILING(LOG([.C8]+1;2))">
            <text:p/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>
            <text:p/>
          </table:table-cell>
          <table:table-cell table:formula="of:=CEILING(LOG([.I8]+1;2))">
            <text:p/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>
            <text:p/>
          </table:table-cell>
          <table:table-cell table:formula="of:=CEILING(LOG([.R8]+1;2))">
            <text:p/>
          </table:table-cell>
        </table:table-row>
        <table:table-row table:style-name="ro3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>
            <text:p/>
          </table:table-cell>
          <table:table-cell table:formula="of:=ABS([.$H$18]/([.C9]+1)-[.B9])">
            <text:p/>
          </table:table-cell>
          <table:table-cell table:formula="of:=CEILING(LOG([.C9]+1;2))">
            <text:p/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>
            <text:p/>
          </table:table-cell>
          <table:table-cell table:formula="of:=CEILING(LOG([.I9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>
            <text:p/>
          </table:table-cell>
          <table:table-cell table:formula="of:=ABS([.$H$18]/([.C10]+1)-[.B10])">
            <text:p/>
          </table:table-cell>
          <table:table-cell table:formula="of:=CEILING(LOG([.C10]+1;2))">
            <text:p/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>
            <text:p/>
          </table:table-cell>
          <table:table-cell table:formula="of:=CEILING(LOG([.I10]+1;2))">
            <text:p/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>
            <text:p/>
          </table:table-cell>
          <table:table-cell table:formula="of:=CEILING(LOG([.R10]+1;2))">
            <text:p/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>
            <text:p/>
          </table:table-cell>
          <table:table-cell table:formula="of:=ABS([.$H$18]/([.C11]+1)-[.B11])">
            <text:p/>
          </table:table-cell>
          <table:table-cell table:formula="of:=CEILING(LOG([.C11]+1;2))">
            <text:p/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>
            <text:p/>
          </table:table-cell>
          <table:table-cell table:formula="of:=CEILING(LOG([.I11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>
            <text:p/>
          </table:table-cell>
          <table:table-cell table:formula="of:=ABS([.$H$18]/([.C12]+1)-[.B12])">
            <text:p/>
          </table:table-cell>
          <table:table-cell table:formula="of:=CEILING(LOG([.C12]+1;2))">
            <text:p/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>
            <text:p/>
          </table:table-cell>
          <table:table-cell table:formula="of:=ABS([.$H$18]/([.C13]+1)-[.B13])">
            <text:p/>
          </table:table-cell>
          <table:table-cell table:formula="of:=CEILING(LOG([.C13]+1;2))">
            <text:p/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>
            <text:p/>
          </table:table-cell>
          <table:table-cell table:formula="of:=ABS([.$H$18]/([.C14]+1)-[.B14])">
            <text:p/>
          </table:table-cell>
          <table:table-cell table:formula="of:=CEILING(LOG([.C14]+1;2))">
            <text:p/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>
            <text:p/>
          </table:table-cell>
          <table:table-cell table:formula="of:=ABS([.$H$18]/([.C15]+1)-[.B15])">
            <text:p/>
          </table:table-cell>
          <table:table-cell table:formula="of:=CEILING(LOG([.C1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>
            <text:p/>
          </table:table-cell>
          <table:table-cell table:formula="of:=ABS([.$H$18]/([.C16]+1)-[.B16])">
            <text:p/>
          </table:table-cell>
          <table:table-cell table:formula="of:=CEILING(LOG([.C1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>
            <text:p/>
          </table:table-cell>
          <table:table-cell table:formula="of:=ABS([.$H$18]/([.C17]+1)-[.B17])">
            <text:p/>
          </table:table-cell>
          <table:table-cell table:formula="of:=CEILING(LOG([.C17]+1;2))">
            <text:p/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>
            <text:p/>
          </table:table-cell>
          <table:table-cell table:formula="of:=CEILING(LOG([.N17]+1;2)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>
            <text:p/>
          </table:table-cell>
          <table:table-cell table:formula="of:=ABS([.$H$18]/([.C18]+1)-[.B18])">
            <text:p/>
          </table:table-cell>
          <table:table-cell table:formula="of:=CEILING(LOG([.C18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>
            <text:p/>
          </table:table-cell>
          <table:table-cell table:formula="of:=ABS([.$H$18]/([.C19]+1)-[.B19])">
            <text:p/>
          </table:table-cell>
          <table:table-cell table:formula="of:=CEILING(LOG([.C1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>
            <text:p/>
          </table:table-cell>
          <table:table-cell table:formula="of:=ABS([.$H$18]/([.C20]+1)-[.B20])">
            <text:p/>
          </table:table-cell>
          <table:table-cell table:formula="of:=CEILING(LOG([.C2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>
            <text:p/>
          </table:table-cell>
          <table:table-cell table:formula="of:=ABS([.$H$18]/([.C21]+1)-[.B21])">
            <text:p/>
          </table:table-cell>
          <table:table-cell table:formula="of:=CEILING(LOG([.C2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>
            <text:p/>
          </table:table-cell>
          <table:table-cell table:formula="of:=ABS([.$H$18]/([.C22]+1)-[.B22])">
            <text:p/>
          </table:table-cell>
          <table:table-cell table:formula="of:=CEILING(LOG([.C2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>
            <text:p/>
          </table:table-cell>
          <table:table-cell table:formula="of:=ABS([.$H$18]/([.C23]+1)-[.B23])">
            <text:p/>
          </table:table-cell>
          <table:table-cell table:formula="of:=CEILING(LOG([.C2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>
            <text:p/>
          </table:table-cell>
          <table:table-cell table:formula="of:=ABS([.$H$18]/([.C24]+1)-[.B24])">
            <text:p/>
          </table:table-cell>
          <table:table-cell table:formula="of:=CEILING(LOG([.C2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>
            <text:p/>
          </table:table-cell>
          <table:table-cell table:formula="of:=ABS([.$H$18]/([.C25]+1)-[.B25])">
            <text:p/>
          </table:table-cell>
          <table:table-cell table:formula="of:=CEILING(LOG([.C2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>
            <text:p/>
          </table:table-cell>
          <table:table-cell table:formula="of:=ABS([.$H$18]/([.C26]+1)-[.B26])">
            <text:p/>
          </table:table-cell>
          <table:table-cell table:formula="of:=CEILING(LOG([.C2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>
            <text:p/>
          </table:table-cell>
          <table:table-cell table:formula="of:=ABS([.$H$18]/([.C27]+1)-[.B27])">
            <text:p/>
          </table:table-cell>
          <table:table-cell table:formula="of:=CEILING(LOG([.C2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>
            <text:p/>
          </table:table-cell>
          <table:table-cell table:formula="of:=ABS([.$H$18]/([.C28]+1)-[.B28])">
            <text:p/>
          </table:table-cell>
          <table:table-cell table:formula="of:=CEILING(LOG([.C2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>
            <text:p/>
          </table:table-cell>
          <table:table-cell table:formula="of:=ABS([.$H$18]/([.C29]+1)-[.B29])">
            <text:p/>
          </table:table-cell>
          <table:table-cell table:formula="of:=CEILING(LOG([.C2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>
            <text:p/>
          </table:table-cell>
          <table:table-cell table:formula="of:=ABS([.$H$18]/([.C30]+1)-[.B30])">
            <text:p/>
          </table:table-cell>
          <table:table-cell table:formula="of:=CEILING(LOG([.C3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>
            <text:p/>
          </table:table-cell>
          <table:table-cell table:formula="of:=ABS([.$H$18]/([.C31]+1)-[.B31])">
            <text:p/>
          </table:table-cell>
          <table:table-cell table:formula="of:=CEILING(LOG([.C3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>
            <text:p/>
          </table:table-cell>
          <table:table-cell table:formula="of:=ABS([.$H$18]/([.C32]+1)-[.B32])">
            <text:p/>
          </table:table-cell>
          <table:table-cell table:formula="of:=CEILING(LOG([.C3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>
            <text:p/>
          </table:table-cell>
          <table:table-cell table:formula="of:=ABS([.$H$18]/([.C33]+1)-[.B33])">
            <text:p/>
          </table:table-cell>
          <table:table-cell table:formula="of:=CEILING(LOG([.C3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>
            <text:p/>
          </table:table-cell>
          <table:table-cell table:formula="of:=ABS([.$H$18]/([.C34]+1)-[.B34])">
            <text:p/>
          </table:table-cell>
          <table:table-cell table:formula="of:=CEILING(LOG([.C3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>
            <text:p/>
          </table:table-cell>
          <table:table-cell table:formula="of:=ABS([.$H$18]/([.C35]+1)-[.B35])">
            <text:p/>
          </table:table-cell>
          <table:table-cell table:formula="of:=CEILING(LOG([.C3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>
            <text:p/>
          </table:table-cell>
          <table:table-cell table:formula="of:=ABS([.$H$18]/([.C36]+1)-[.B36])">
            <text:p/>
          </table:table-cell>
          <table:table-cell table:formula="of:=CEILING(LOG([.C3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>
            <text:p/>
          </table:table-cell>
          <table:table-cell table:formula="of:=ABS([.$H$18]/([.C37]+1)-[.B37])">
            <text:p/>
          </table:table-cell>
          <table:table-cell table:formula="of:=CEILING(LOG([.C3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>
            <text:p/>
          </table:table-cell>
          <table:table-cell table:formula="of:=ABS([.$H$18]/([.C38]+1)-[.B38])">
            <text:p/>
          </table:table-cell>
          <table:table-cell table:formula="of:=CEILING(LOG([.C3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>
            <text:p/>
          </table:table-cell>
          <table:table-cell table:formula="of:=ABS([.$H$18]/([.C39]+1)-[.B39])">
            <text:p/>
          </table:table-cell>
          <table:table-cell table:formula="of:=CEILING(LOG([.C3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>
            <text:p/>
          </table:table-cell>
          <table:table-cell table:formula="of:=ABS([.$H$18]/([.C40]+1)-[.B40])">
            <text:p/>
          </table:table-cell>
          <table:table-cell table:formula="of:=CEILING(LOG([.C4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>
            <text:p/>
          </table:table-cell>
          <table:table-cell table:formula="of:=ABS([.$H$18]/([.C41]+1)-[.B41])">
            <text:p/>
          </table:table-cell>
          <table:table-cell table:formula="of:=CEILING(LOG([.C4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>
            <text:p/>
          </table:table-cell>
          <table:table-cell table:formula="of:=ABS([.$H$18]/([.C42]+1)-[.B42])">
            <text:p/>
          </table:table-cell>
          <table:table-cell table:formula="of:=CEILING(LOG([.C4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>
            <text:p/>
          </table:table-cell>
          <table:table-cell table:formula="of:=ABS([.$H$18]/([.C43]+1)-[.B43])">
            <text:p/>
          </table:table-cell>
          <table:table-cell table:formula="of:=CEILING(LOG([.C4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>
            <text:p/>
          </table:table-cell>
          <table:table-cell table:formula="of:=ABS([.$H$18]/([.C44]+1)-[.B44])">
            <text:p/>
          </table:table-cell>
          <table:table-cell table:formula="of:=CEILING(LOG([.C4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>
            <text:p/>
          </table:table-cell>
          <table:table-cell table:formula="of:=ABS([.$H$18]/([.C45]+1)-[.B45])">
            <text:p/>
          </table:table-cell>
          <table:table-cell table:formula="of:=CEILING(LOG([.C4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>
            <text:p/>
          </table:table-cell>
          <table:table-cell table:formula="of:=ABS([.$H$18]/([.C46]+1)-[.B46])">
            <text:p/>
          </table:table-cell>
          <table:table-cell table:formula="of:=CEILING(LOG([.C4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>
            <text:p/>
          </table:table-cell>
          <table:table-cell table:formula="of:=ABS([.$H$18]/([.C47]+1)-[.B47])">
            <text:p/>
          </table:table-cell>
          <table:table-cell table:formula="of:=CEILING(LOG([.C4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>
            <text:p/>
          </table:table-cell>
          <table:table-cell table:formula="of:=ABS([.$H$18]/([.C48]+1)-[.B48])">
            <text:p/>
          </table:table-cell>
          <table:table-cell table:formula="of:=CEILING(LOG([.C4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>
            <text:p/>
          </table:table-cell>
          <table:table-cell table:formula="of:=ABS([.$H$18]/([.C49]+1)-[.B49])">
            <text:p/>
          </table:table-cell>
          <table:table-cell table:formula="of:=CEILING(LOG([.C4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>
            <text:p/>
          </table:table-cell>
          <table:table-cell table:formula="of:=ABS([.$H$18]/([.C50]+1)-[.B50])">
            <text:p/>
          </table:table-cell>
          <table:table-cell table:formula="of:=CEILING(LOG([.C5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>
            <text:p/>
          </table:table-cell>
          <table:table-cell table:formula="of:=ABS([.$H$18]/([.C51]+1)-[.B51])">
            <text:p/>
          </table:table-cell>
          <table:table-cell table:formula="of:=CEILING(LOG([.C5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>
            <text:p/>
          </table:table-cell>
          <table:table-cell table:formula="of:=ABS([.$H$18]/([.C52]+1)-[.B52])">
            <text:p/>
          </table:table-cell>
          <table:table-cell table:formula="of:=CEILING(LOG([.C5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>
            <text:p/>
          </table:table-cell>
          <table:table-cell table:formula="of:=ABS([.$H$18]/([.C53]+1)-[.B53])">
            <text:p/>
          </table:table-cell>
          <table:table-cell table:formula="of:=CEILING(LOG([.C5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>
            <text:p/>
          </table:table-cell>
          <table:table-cell table:formula="of:=ABS([.$H$18]/([.C54]+1)-[.B54])">
            <text:p/>
          </table:table-cell>
          <table:table-cell table:formula="of:=CEILING(LOG([.C5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>
            <text:p/>
          </table:table-cell>
          <table:table-cell table:formula="of:=ABS([.$H$18]/([.C55]+1)-[.B55])">
            <text:p/>
          </table:table-cell>
          <table:table-cell table:formula="of:=CEILING(LOG([.C5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>
            <text:p/>
          </table:table-cell>
          <table:table-cell table:formula="of:=ABS([.$H$18]/([.C56]+1)-[.B56])">
            <text:p/>
          </table:table-cell>
          <table:table-cell table:formula="of:=CEILING(LOG([.C5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>
            <text:p/>
          </table:table-cell>
          <table:table-cell table:formula="of:=ABS([.$H$18]/([.C57]+1)-[.B57])">
            <text:p/>
          </table:table-cell>
          <table:table-cell table:formula="of:=CEILING(LOG([.C5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>
            <text:p/>
          </table:table-cell>
          <table:table-cell table:formula="of:=ABS([.$H$18]/([.C58]+1)-[.B58])">
            <text:p/>
          </table:table-cell>
          <table:table-cell table:formula="of:=CEILING(LOG([.C5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>
            <text:p/>
          </table:table-cell>
          <table:table-cell table:formula="of:=ABS([.$H$18]/([.C59]+1)-[.B59])">
            <text:p/>
          </table:table-cell>
          <table:table-cell table:formula="of:=CEILING(LOG([.C5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>
            <text:p/>
          </table:table-cell>
          <table:table-cell table:formula="of:=ABS([.$H$18]/([.C60]+1)-[.B60])">
            <text:p/>
          </table:table-cell>
          <table:table-cell table:formula="of:=CEILING(LOG([.C6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>
            <text:p/>
          </table:table-cell>
          <table:table-cell table:formula="of:=ABS([.$H$18]/([.C61]+1)-[.B61])">
            <text:p/>
          </table:table-cell>
          <table:table-cell table:formula="of:=CEILING(LOG([.C6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>
            <text:p/>
          </table:table-cell>
          <table:table-cell table:formula="of:=ABS([.$H$18]/([.C62]+1)-[.B62])">
            <text:p/>
          </table:table-cell>
          <table:table-cell table:formula="of:=CEILING(LOG([.C6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>
            <text:p/>
          </table:table-cell>
          <table:table-cell table:formula="of:=ABS([.$H$18]/([.C63]+1)-[.B63])">
            <text:p/>
          </table:table-cell>
          <table:table-cell table:formula="of:=CEILING(LOG([.C6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>
            <text:p/>
          </table:table-cell>
          <table:table-cell table:formula="of:=ABS([.$H$18]/([.C64]+1)-[.B64])">
            <text:p/>
          </table:table-cell>
          <table:table-cell table:formula="of:=CEILING(LOG([.C6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>
            <text:p/>
          </table:table-cell>
          <table:table-cell table:formula="of:=ABS([.$H$18]/([.C65]+1)-[.B65])">
            <text:p/>
          </table:table-cell>
          <table:table-cell table:formula="of:=CEILING(LOG([.C6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>
            <text:p/>
          </table:table-cell>
          <table:table-cell table:formula="of:=ABS([.$H$18]/([.C66]+1)-[.B66])">
            <text:p/>
          </table:table-cell>
          <table:table-cell table:formula="of:=CEILING(LOG([.C6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>
            <text:p/>
          </table:table-cell>
          <table:table-cell table:formula="of:=ABS([.$H$18]/([.C67]+1)-[.B67])">
            <text:p/>
          </table:table-cell>
          <table:table-cell table:formula="of:=CEILING(LOG([.C6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>
            <text:p/>
          </table:table-cell>
          <table:table-cell table:formula="of:=ABS([.$H$18]/([.C68]+1)-[.B68])">
            <text:p/>
          </table:table-cell>
          <table:table-cell table:formula="of:=CEILING(LOG([.C6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>
            <text:p/>
          </table:table-cell>
          <table:table-cell table:formula="of:=ABS([.$H$18]/([.C69]+1)-[.B69])">
            <text:p/>
          </table:table-cell>
          <table:table-cell table:formula="of:=CEILING(LOG([.C6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>
            <text:p/>
          </table:table-cell>
          <table:table-cell table:formula="of:=ABS([.$H$18]/([.C70]+1)-[.B70])">
            <text:p/>
          </table:table-cell>
          <table:table-cell table:formula="of:=CEILING(LOG([.C7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>
            <text:p/>
          </table:table-cell>
          <table:table-cell table:formula="of:=ABS([.$H$18]/([.C71]+1)-[.B71])">
            <text:p/>
          </table:table-cell>
          <table:table-cell table:formula="of:=CEILING(LOG([.C7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>
            <text:p/>
          </table:table-cell>
          <table:table-cell table:formula="of:=ABS([.$H$18]/([.C72]+1)-[.B72])">
            <text:p/>
          </table:table-cell>
          <table:table-cell table:formula="of:=CEILING(LOG([.C7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>
            <text:p/>
          </table:table-cell>
          <table:table-cell table:formula="of:=ABS([.$H$18]/([.C73]+1)-[.B73])">
            <text:p/>
          </table:table-cell>
          <table:table-cell table:formula="of:=CEILING(LOG([.C7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>
            <text:p/>
          </table:table-cell>
          <table:table-cell table:formula="of:=ABS([.$H$18]/([.C74]+1)-[.B74])">
            <text:p/>
          </table:table-cell>
          <table:table-cell table:formula="of:=CEILING(LOG([.C7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>
            <text:p/>
          </table:table-cell>
          <table:table-cell table:formula="of:=ABS([.$H$18]/([.C75]+1)-[.B75])">
            <text:p/>
          </table:table-cell>
          <table:table-cell table:formula="of:=CEILING(LOG([.C7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>
            <text:p/>
          </table:table-cell>
          <table:table-cell table:formula="of:=ABS([.$H$18]/([.C76]+1)-[.B76])">
            <text:p/>
          </table:table-cell>
          <table:table-cell table:formula="of:=CEILING(LOG([.C7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>
            <text:p/>
          </table:table-cell>
          <table:table-cell table:formula="of:=ABS([.$H$18]/([.C77]+1)-[.B77])">
            <text:p/>
          </table:table-cell>
          <table:table-cell table:formula="of:=CEILING(LOG([.C7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>
            <text:p/>
          </table:table-cell>
          <table:table-cell table:formula="of:=ABS([.$H$18]/([.C78]+1)-[.B78])">
            <text:p/>
          </table:table-cell>
          <table:table-cell table:formula="of:=CEILING(LOG([.C7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>
            <text:p/>
          </table:table-cell>
          <table:table-cell table:formula="of:=ABS([.$H$18]/([.C79]+1)-[.B79])">
            <text:p/>
          </table:table-cell>
          <table:table-cell table:formula="of:=CEILING(LOG([.C7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>
            <text:p/>
          </table:table-cell>
          <table:table-cell table:formula="of:=ABS([.$H$18]/([.C80]+1)-[.B80])">
            <text:p/>
          </table:table-cell>
          <table:table-cell table:formula="of:=CEILING(LOG([.C8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>
            <text:p/>
          </table:table-cell>
          <table:table-cell table:formula="of:=ABS([.$H$18]/([.C81]+1)-[.B81])">
            <text:p/>
          </table:table-cell>
          <table:table-cell table:formula="of:=CEILING(LOG([.C8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>
            <text:p/>
          </table:table-cell>
          <table:table-cell table:formula="of:=ABS([.$H$18]/([.C82]+1)-[.B82])">
            <text:p/>
          </table:table-cell>
          <table:table-cell table:formula="of:=CEILING(LOG([.C8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>
            <text:p/>
          </table:table-cell>
          <table:table-cell table:formula="of:=ABS([.$H$18]/([.C83]+1)-[.B83])">
            <text:p/>
          </table:table-cell>
          <table:table-cell table:formula="of:=CEILING(LOG([.C8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>
            <text:p/>
          </table:table-cell>
          <table:table-cell table:formula="of:=ABS([.$H$18]/([.C84]+1)-[.B84])">
            <text:p/>
          </table:table-cell>
          <table:table-cell table:formula="of:=CEILING(LOG([.C8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>
            <text:p/>
          </table:table-cell>
          <table:table-cell table:formula="of:=ABS([.$H$18]/([.C85]+1)-[.B85])">
            <text:p/>
          </table:table-cell>
          <table:table-cell table:formula="of:=CEILING(LOG([.C8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>
            <text:p/>
          </table:table-cell>
          <table:table-cell table:formula="of:=ABS([.$H$18]/([.C86]+1)-[.B86])">
            <text:p/>
          </table:table-cell>
          <table:table-cell table:formula="of:=CEILING(LOG([.C8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>
            <text:p/>
          </table:table-cell>
          <table:table-cell table:formula="of:=ABS([.$H$18]/([.C87]+1)-[.B87])">
            <text:p/>
          </table:table-cell>
          <table:table-cell table:formula="of:=CEILING(LOG([.C8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>
            <text:p/>
          </table:table-cell>
          <table:table-cell table:formula="of:=ABS([.$H$18]/([.C88]+1)-[.B88])">
            <text:p/>
          </table:table-cell>
          <table:table-cell table:formula="of:=CEILING(LOG([.C8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>
            <text:p/>
          </table:table-cell>
          <table:table-cell table:formula="of:=ABS([.$H$18]/([.C89]+1)-[.B89])">
            <text:p/>
          </table:table-cell>
          <table:table-cell table:formula="of:=CEILING(LOG([.C8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>
            <text:p/>
          </table:table-cell>
          <table:table-cell table:formula="of:=ABS([.$H$18]/([.C90]+1)-[.B90])">
            <text:p/>
          </table:table-cell>
          <table:table-cell table:formula="of:=CEILING(LOG([.C9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>
            <text:p/>
          </table:table-cell>
          <table:table-cell table:formula="of:=ABS([.$H$18]/([.C91]+1)-[.B91])">
            <text:p/>
          </table:table-cell>
          <table:table-cell table:formula="of:=CEILING(LOG([.C9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>
            <text:p/>
          </table:table-cell>
          <table:table-cell table:formula="of:=ABS([.$H$18]/([.C92]+1)-[.B92])">
            <text:p/>
          </table:table-cell>
          <table:table-cell table:formula="of:=CEILING(LOG([.C9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>
            <text:p/>
          </table:table-cell>
          <table:table-cell table:formula="of:=ABS([.$H$18]/([.C93]+1)-[.B93])">
            <text:p/>
          </table:table-cell>
          <table:table-cell table:formula="of:=CEILING(LOG([.C9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>
            <text:p/>
          </table:table-cell>
          <table:table-cell table:formula="of:=ABS([.$H$18]/([.C94]+1)-[.B94])">
            <text:p/>
          </table:table-cell>
          <table:table-cell table:formula="of:=CEILING(LOG([.C9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>
            <text:p/>
          </table:table-cell>
          <table:table-cell table:formula="of:=ABS([.$H$18]/([.C95]+1)-[.B95])">
            <text:p/>
          </table:table-cell>
          <table:table-cell table:formula="of:=CEILING(LOG([.C9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>
            <text:p/>
          </table:table-cell>
          <table:table-cell table:formula="of:=ABS([.$H$18]/([.C96]+1)-[.B96])">
            <text:p/>
          </table:table-cell>
          <table:table-cell table:formula="of:=CEILING(LOG([.C9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>
            <text:p/>
          </table:table-cell>
          <table:table-cell table:formula="of:=ABS([.$H$18]/([.C97]+1)-[.B97])">
            <text:p/>
          </table:table-cell>
          <table:table-cell table:formula="of:=CEILING(LOG([.C9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>
            <text:p/>
          </table:table-cell>
          <table:table-cell table:formula="of:=ABS([.$H$18]/([.C98]+1)-[.B98])">
            <text:p/>
          </table:table-cell>
          <table:table-cell table:formula="of:=CEILING(LOG([.C9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>
            <text:p/>
          </table:table-cell>
          <table:table-cell table:formula="of:=ABS([.$H$18]/([.C99]+1)-[.B99])">
            <text:p/>
          </table:table-cell>
          <table:table-cell table:formula="of:=CEILING(LOG([.C9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>
            <text:p/>
          </table:table-cell>
          <table:table-cell table:formula="of:=ABS([.$H$18]/([.C100]+1)-[.B100])">
            <text:p/>
          </table:table-cell>
          <table:table-cell table:formula="of:=CEILING(LOG([.C10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>
            <text:p/>
          </table:table-cell>
          <table:table-cell table:formula="of:=ABS([.$H$18]/([.C101]+1)-[.B101])">
            <text:p/>
          </table:table-cell>
          <table:table-cell table:formula="of:=CEILING(LOG([.C10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>
            <text:p/>
          </table:table-cell>
          <table:table-cell table:formula="of:=ABS([.$H$18]/([.C102]+1)-[.B102])">
            <text:p/>
          </table:table-cell>
          <table:table-cell table:formula="of:=CEILING(LOG([.C10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>
            <text:p/>
          </table:table-cell>
          <table:table-cell table:formula="of:=ABS([.$H$18]/([.C103]+1)-[.B103])">
            <text:p/>
          </table:table-cell>
          <table:table-cell table:formula="of:=CEILING(LOG([.C10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>
            <text:p/>
          </table:table-cell>
          <table:table-cell table:formula="of:=ABS([.$H$18]/([.C104]+1)-[.B104])">
            <text:p/>
          </table:table-cell>
          <table:table-cell table:formula="of:=CEILING(LOG([.C10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>
            <text:p/>
          </table:table-cell>
          <table:table-cell table:formula="of:=ABS([.$H$18]/([.C105]+1)-[.B105])">
            <text:p/>
          </table:table-cell>
          <table:table-cell table:formula="of:=CEILING(LOG([.C10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>
            <text:p/>
          </table:table-cell>
          <table:table-cell table:formula="of:=ABS([.$H$18]/([.C106]+1)-[.B106])">
            <text:p/>
          </table:table-cell>
          <table:table-cell table:formula="of:=CEILING(LOG([.C10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>
            <text:p/>
          </table:table-cell>
          <table:table-cell table:formula="of:=ABS([.$H$18]/([.C107]+1)-[.B107])">
            <text:p/>
          </table:table-cell>
          <table:table-cell table:formula="of:=CEILING(LOG([.C10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>
            <text:p/>
          </table:table-cell>
          <table:table-cell table:formula="of:=ABS([.$H$18]/([.C108]+1)-[.B108])">
            <text:p/>
          </table:table-cell>
          <table:table-cell table:formula="of:=CEILING(LOG([.C10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>
            <text:p/>
          </table:table-cell>
          <table:table-cell table:formula="of:=ABS([.$H$18]/([.C109]+1)-[.B109])">
            <text:p/>
          </table:table-cell>
          <table:table-cell table:formula="of:=CEILING(LOG([.C109]+1;2))">
            <text:p/>
          </table:table-cell>
          <table:table-cell table:number-columns-repeated="14"/>
        </table:table-row>
        <table:table-row table:style-name="ro3" table:number-rows-repeated="104846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06:58:39.979136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15T07:00:10.371957392</dc:date>
    <meta:generator>LibreOffice/5.0.5.2$Linux_X86_64 LibreOffice_project/00m0$Build-2</meta:generator>
    <meta:editing-duration>P10DT3H26M29S</meta:editing-duration>
    <meta:editing-cycles>270</meta:editing-cycles>
    <meta:document-statistic meta:table-count="5" meta:cell-count="1337" meta:object-count="0"/>
  </office:meta>
</office:document-meta>
</file>